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ubtitle">
      <style:paragraph-properties fo:line-height="115%" fo:break-before="auto" fo:break-after="auto" style:writing-mode="lr-tb"/>
    </style:style>
    <style:style style:name="P2" style:family="paragraph" style:parent-style-name="Standard">
      <style:paragraph-properties fo:margin-top="0cm" fo:margin-bottom="0.353cm" loext:contextual-spacing="false" fo:line-height="115%" fo:text-align="justify" style:justify-single-word="false" fo:break-before="auto" fo:break-after="auto" style:writing-mode="lr-tb"/>
    </style:style>
    <style:style style:name="P3" style:family="paragraph" style:parent-style-name="Heading_20_2">
      <style:paragraph-properties fo:margin-top="0cm" fo:margin-bottom="0.353cm" loext:contextual-spacing="false" fo:line-height="115%" fo:text-align="justify" style:justify-single-word="false" fo:break-before="auto" fo:break-after="auto" style:writing-mode="lr-tb"/>
    </style:style>
    <style:style style:name="P4" style:family="paragraph" style:parent-style-name="Title" style:master-page-name="Standard">
      <style:paragraph-properties fo:line-height="115%" style:page-number="auto" fo:break-before="auto" fo:break-after="auto" style:writing-mode="lr-tb"/>
    </style:style>
    <style:style style:name="P5" style:family="paragraph">
      <style:paragraph-properties fo:margin-left="0cm" fo:margin-right="0cm" fo:margin-top="0cm" fo:margin-bottom="0cm" fo:line-height="100%" fo:text-align="start" fo:text-indent="0cm" style:writing-mode="lr-tb"/>
    </style:style>
    <style:style style:name="T1" style:family="text">
      <style:text-properties fo:color="#1155cc" style:text-underline-style="solid" style:text-underline-width="auto" style:text-underline-color="font-color"/>
    </style:style>
    <style:style style:name="T2"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h.wuv4nwiau4ss"/>Głęboka Hiperanaliza Serialu</text:p>
      <text:p text:style-name="P1"><text:bookmark text:name="h.ul485qhx5ij3"/>Kraina Wielkiej Orgii</text:p>
      <text:p text:style-name="P2"/>
      <text:p text:style-name="P2">Podoba wam się ten tytuł dzisiejszego odcinka Głębokiej Hiperanalizy Serialu? Mnie też. Pewnie myślicie, że to jakaś skomplikowana przenośnia czy coś w tym stylu. Otóż nie, bowiem naprawdę zamierzam poruszyć temat życia seksualnego naszych ukochanych taboretów. Szczerze mówiąc, ten artykuł to odpowiedź na prośby paru osób, które chciały, bym napisała tę analizę, bazując na mej wiedzy biologicznej. Sądzicie, że to tylko niewinna <text:s/>kreskówka dla najmłodszych? Owszem, w końcu nasze kochane dzieciaczki nie widzą pewnych rzeczy, zaś twórcy wielokrotnie dawali nam różnorakie poszlaki.</text:p>
      <text:h text:style-name="P3" text:outline-level="10"><text:bookmark text:name="h.aqxprftlcvwh"/>Końskie życie i pożycie</text:h>
      <text:p text:style-name="P2">Na początek trochę biologii. Konie… Takie duże, śmierdzące zwierzaki. Kuce też do nich należą. Jedzą m.in. siano, trawę, owies i wysłodki buraczane. Tworzą stada, bo samotny koń to martwy koń. Aby zwiększyć szanse na przeżycie, nie przejmują się losem osobników chorych bądź rannych, a konie siwo umaszczone są często wyrzucane.</text:p>
      <text:p text:style-name="P2">Ale my przecież nie o tym. Jak wygląda końskie życie intymne? Typowe stado składa się z ogiera kryjącego, haremu klaczy oraz JEGO źrebiąt. Jego, ponieważ cudze źrebięta są zabijane. Dzieje się tak w sytuacji, w której nowy ogier zostaje “wodzem”. By to osiągnąć, koń musi wygrać krwawą walkę z poprzednikiem. Stadem przewodzi klacz przewodniczka, która jest zazwyczaj tą najstarszą. Źrebięta płci męskiej są wydalane z tabunu, gdy osiągną dojrzałość płciową. Wówczas często tworzą stada ogierów. Popęd płciowy u koni jest niezwykle silny, klacze co jakiś czas wchodzą w okres rui, czyli paru płodnych dni, podczas których wypinają zady, zadzierają ogony, rozkraczają się, błyskają sromem i podsikują bogatym w feromony moczem. Oprócz tego często zmienia im się charakter na bardziej wredny bądź kapryśny. Co jest dalej? Ogier skacze na klacz i ją kryje. Trwa to krótko i nie sprawia jej przyjemności. I stąd się właśnie biorą źrebacz<office:annotation><dc:date>0000-00-00T00:00:00</dc:date><text:p text:style-name="P5"><text:span text:style-name="T2">A gdzie "drogie dzieci", ja się pytam, <text:s/>a?</text:span></text:p></office:annotation><office:annotation><dc:date>0000-00-00T00:00:00</dc:date><text:p text:style-name="P5"><text:span text:style-name="T2">Proszę ;)</text:span></text:p></office:annotation>ki, drogie dzieci.</text:p>
      <text:h text:style-name="P3" text:outline-level="10"><text:bookmark text:name="h.2xdxq6am5ndj"/>Poszlaki w serialu</text:h>
      <text:p text:style-name="P2">Maj litel pony, maj litel pony… Słodkie. Kolorowe. Niewinne małe kucyki. A te źrebaczki to bocian przyniósł? Tak, one uprawiają seks. Dobra, to nie było zbyt szokujące. Ale co jeśli wam powiem, że kucyki mają ruję i że jest to kanoniczne? Jak to? Tak to! W odcinku Tanks for Memories Applejack wypowiada słowa, które po przetłumaczeniu na język polski znaczą ni mniej, ni więcej, tylko: “w tych dniach nie jesteś sobą”. Wykluczyłabym okres, to domena naczelnych, a jak wiadomo, twórcy wzorowali nasze salcesony na prawdziwych koniach. Czyli ruja… Stan, w którym klacz da każdemu. Jest coś jeszcze… Coś mało mamy ogierów i par, szczególnie stałych par. Podejrzane? Tak, kuce mają wiele grzeszków na sumieniu.</text:p>
      <text:h text:style-name="P3" text:outline-level="10"><text:bookmark text:name="h.r7gk2inruht"/>Dobór klaczy do krycia</text:h>
      <text:p text:style-name="P2">Większość ogierów kryje wszystko, co się rusza i jest klaczą w rui. Większość, czyli nie wszystkie. Nie od dziś zauważono, że niektóre preferują klacze określonej maści. Do czego dążę? Ile w serialu widzimy trwałych związków? Cztery. Rodziców Twilight, rodziców Rarity, <text:soft-page-break/>państwo Cake i Shining Armora z Cadance. Mało, bardzo mało. Może po prostu brat Twilight preferuje różowe alikorny? </text:p>
      <text:h text:style-name="P3" text:outline-level="10"><text:bookmark text:name="h.k3wgqb4oc7ue"/>Poligamia i zdrady</text:h>
      <text:p text:style-name="P2">Konie są poligamiczne. Każdy każdemu, jak jest okazja. Najczęściej jest ogier i jego całkiem spory harem. To wyjaśnia fakt, że ¾ populacji Equestrii stanowią klacze. Samce w naturze zazwyczaj żyją krócej właśnie przez to, że walczą o samicę, co stanowi spory wydatek energetyczny oraz prowadzi do doznawania licznych obrażeń. Do tego nie zawsze rodzi się tyle samo samic i samców. Te proporcje różnią się w zależności od dostępności pożywienia, innych warunków oraz gatunku. Większa liczba urodzeń samic ma spore uzasadnienie, w końcu jeden samiec może zapładniać do woli, za to ciąża stanowi już pewne ograniczenie.</text:p>
      <text:p text:style-name="P2">Czy w serialu mamy dowód na zdradę i poligamię? Nawet dwa dowody. Państwo Cake i ich dzieci. Oni to zwykłe, plebejskie kartofle, one to szlachetna jednorożec i dumny pegaz. Geny recesywne po ciotecznych babkach? Każdy, kto ma jakieś pojęcie o genetyce i dziedziczeniu alleli wie, że takie coś wyszłoby już dużo wcześniej i jest niemożliwe. Brawo, Carrot Cake, przeskoczyłeś swoją rasę i zostałeś rogaczem. Ale przynajmniej małżeństwo zostało uratowane. Bliźnięta najprawdopodobniej podchodzą od dwóch różnych ojców. Tak, to jest możliwe.</text:p>
      <text:p text:style-name="P2">Dobrze, ale ponieważ nie każdy zna się na genetyce, to pozwólcie, że wam wyjaśnię sprawę bliźniąt. Gen to odcinek DNA kodujący jedno białko. Każdy z nas ma dwa allele danego genu i każdy z nich znajduje się w innym z chromosomów homologicznych. Allele dzielą się na dominujące i recesywne, czyli takie, które ujawniają się w pełni dopiero w sytuacji, w której są dwa. Dominacja może być pełna bądź możemy mieć do czynienia z tzw. kodominacją, czyli sytuacją, w której mamy sytuację pośrednią. W najprostszym przypadku cecha jest kodowana przez jeden gen, ale nie musi tak wcale być. </text:p>
      <text:p text:style-name="P2">Jeśli przyjąć teorię pana Cake, że ich dzieci są recesywne, to oznacza, że i on, i pani Cake muszą być heterozygotami, a rasa nie dziedziczy się kumulatywnie – czyli jak masz więcej alleli dominujacych, to dana cecha będzie mocniejsza. Zresztą, to nie miałoby sensu, gdyż wiadomo, że pierwotnie trzy rasy się ze sobą nie mieszały, a w takim przypadku byłoby to niemożliwe. Geny sprzężone? Też pudło. Współdziałanie genów? Już prędzej. Jednak rogi mają za mało wspólnego ze skrzydłami, by można by było tak sądzić. Ba, są sobie tak odległe, że to nie może być nawet kwestia pojedynczych genów, ponieważ to więcej niż kilka białek. To dwie różne rzeczy. I tu nas coś może poratować – chromosomy.</text:p>
      <text:p text:style-name="P2">Komórki ssaków są diploidalne poza gametami i komórkami bezjądrzastymi (np. ludzkie erytrocyty), które po prostu informacji genetycznej nie zawierają. Co to oznacza? Mamy podwójną informację genetyczną, ponieważ otrzymujemy ją i od matki, i od ojca. Jak to się odczytuje? Wyżej wspomniałam o zjawisku dominacji i kumulatywności oraz o sprzężeniu genów. Po prostu wszystko jest od siebie wzajemnie zależne. Ale są pewne wyjątkowe chromosomy: X i Y, chromosomy płci. X to stosunkowo duży chromosom i zawiera dużo informacji genetycznej, Y już nie. Locusy, czyli miejsca, na których znajdują się allele tego samego genu, w przypadku X i Y się nie pokrywają, ponieważ Y jako krótszy i mniejszy najzwyczajniej w świecie nie posiada tych wszystkich genów. Chłopcy te informacje maja tylko i wyłącznie od matki. A dziewczynki? Czy mają więcej? Otóż nie! Na etapie rozwoju zarodkowego w komórkach w 23ciej parze chromosomów homologicznych jeden z nich <text:soft-page-break/>będzie losowo dezaktywowany. Czyli tak jakby dziewczyny mają 46 chromosomów, ale w poszczególnych komórkach “działa” 45. Tak sprawa wygląda u ludzi. Przyznaję, że nie wiem, ile chromosomów mają konie.</text:p>
      <text:p text:style-name="P2">A teraz rozwiązanie zagadki: za rasę kuca odpowiadają całe chromosomy. Nie ma dominacji. Jeden z nich będzie losowo dezaktywowany. I w ten sposób dwa ziemniaki rzeczywiście mogłyby spłodzić pegaza i jednorożca, ale… Prześledźmy ich linę pokrewieństwa.</text:p>
      <text:p text:style-name="P2">“Otóż, mój pra-pra-pra-pra-pradziadek był jednorożcem, a cioteczny przodek ze strony stryjecznego dziadka Cup Cake był pegazem. Logiczne, prawda?”. Nielogiczne, szczególnie to drugie. W przypadku Carrota mamy 6 pokoleń. Skoro gen nie zanikł, to znaczy, że ten konkretny chromosom był cały czas przekazywany dalej. Prawdopodobieństwo, że sam chromosom mógł trafić do plemnika pana Cake wynosi… ½ do potęgi siódmej. Razem z panem Cake mamy siedem pokoleń. Podczas każdego z nich mieliśmy 50 procent szans, iż powstanie jednorożec. Prawdopodobieństwo, że te geny zostały przekazane dalej wynoszą niewiele więcej niż zero. Pani Cake wypada jeszcze gorzej. U niej to prawdopodobieństwo wynosi zero. Wniosek jest prosty – ktoś tu kogoś intensywnie zdradzał. Albo państwo Cake są bękartami, ale o tym nie wiedzą.</text:p>
      <text:h text:style-name="P3" text:outline-level="10"><text:bookmark text:name="h.j3wzamqk6tp2"/>Samotne matki</text:h>
      <text:p text:style-name="P2">Klacz ze źrebakiem to normalny widok, ale ogier? Zdarzają się, ale niezwykle rzadko. Tatusiowie nie przejawiają instynktów opiekuńczych? Typowe dla większości ogierów w normalnym świecie. To kolejny dowód na poligamię, ale postanowiłam wyodrębnić go jako rzecz niezwykle istotną. Kucyki nie tworzą zbyt silnych więzów rodzinnych, poza więzią matka-dziecko, która łatwo może zostać rozerwana.</text:p>
      <text:p text:style-name="P2">Większość osób myśli, że Scootaloo to sierota. Cóż… Niekoniecznie. Całkiem prawdopodobne, że obecnie jej matkę kryje inny ogier niż jej ojciec, a ona musiała się wynieść. Wątpię, by kucyki MLP zabijały źrebaki tak jak to robią konie, więc jeśli moja teoria jest prawdziwa, to po prostu w sytuacji przejęcia stada przez nowego ogiera, potomkowie byłego alfy odchodzą od matek.</text:p>
      <text:h text:style-name="P3" text:outline-level="10"><text:bookmark text:name="h.3fqk5hmv0g98"/>Homoseksualizm</text:h>
      <text:p text:style-name="P2">Niezależnie od prezentowanego przez ludzkość światopogladu, homoseksualizm jest rzeczą jak najbardziej naturalną i występuje u większości gatunków zwierząt. Bardzo często zdarza się chociażby wśród lwów i baranów. U koni również się go spotyka. W samym serialu mieliśmy przykłady homoseksualnych zachowań, ale rzecz jasna nie chodzi mi wcale o niewinną pod tym względem Rainbow Dash, tylko o Pinkie Pie. Pamiętacie, co zrobiła różowa zaraza w odcinku Pinkie Apple Pie? Pocałowała Applejack w usta. Sądząc po reakcji pomarańczowej klaczy, to ona też jest homo.</text:p>
      <text:h text:style-name="P3" text:outline-level="10"><text:bookmark text:name="h.cugd20ugshdw"/>Hearts and Hooves Day</text:h>
      <text:p text:style-name="P2">Kucykowe Walentynki? Nie od dziś wiadomo, że klacze często mają ruję w tym samym okresie, tak samo jak kobiety z jednej wspólnoty mają zsynchronizowane cykle miesięczne. Tak, sugeruję, że CMC szukało Cheerliee reproduktora, ale ona nie była zainteresowana, gdyż nie miała rui. A może po prostu jest lesbijką?</text:p>
      <text:h text:style-name="P3" text:outline-level="10"><text:bookmark text:name="h.pw8qie5z5u6u"/><text:soft-page-break/>Puenta</text:h>
      <text:p text:style-name="P2">Kolorowe koniki to stado niewyżytych nimfomanów, a Equestria to kraina wiecznej orgii. Każdy z każdym. Flutter z Angelem, Twilight ze Spike’iem, Rainbow ze zlewem… A poważnie… Chyba nie wzięliście tego wszystkiego na serio? Czasami biologia musi ustąpić zdrowemu rozsądkowi. No, może poza teorią o państwu Cake. Tu naprawdę były zdrady.</text:p>
      <text:p text:style-name="P2"/>
      <text:p text:style-name="P2">Arty:</text:p>
      <text:p text:style-name="P2"><text:a xlink:type="simple" xlink:href="http://inuhoshi-to-darkpen.deviantart.com/art/Being-There-as-a-Mother-430159394?q=favby%3ACahandariella%2F61164104&amp;qo=30" text:style-name="Internet_20_link" text:visited-style-name="Visited_20_Internet_20_Link">http</text:a><text:a xlink:type="simple" xlink:href="http://inuhoshi-to-darkpen.deviantart.com/art/Being-There-as-a-Mother-430159394?q=favby%3ACahandariella%2F61164104&amp;qo=30" text:style-name="Internet_20_link" text:visited-style-name="Visited_20_Internet_20_Link">://</text:a><text:a xlink:type="simple" xlink:href="http://inuhoshi-to-darkpen.deviantart.com/art/Being-There-as-a-Mother-430159394?q=favby%3ACahandariella%2F61164104&amp;qo=30" text:style-name="Internet_20_link" text:visited-style-name="Visited_20_Internet_20_Link">inuhoshi</text:a><text:a xlink:type="simple" xlink:href="http://inuhoshi-to-darkpen.deviantart.com/art/Being-There-as-a-Mother-430159394?q=favby%3ACahandariella%2F61164104&amp;qo=30" text:style-name="Internet_20_link" text:visited-style-name="Visited_20_Internet_20_Link">-</text:a><text:a xlink:type="simple" xlink:href="http://inuhoshi-to-darkpen.deviantart.com/art/Being-There-as-a-Mother-430159394?q=favby%3ACahandariella%2F61164104&amp;qo=30" text:style-name="Internet_20_link" text:visited-style-name="Visited_20_Internet_20_Link">to</text:a><text:a xlink:type="simple" xlink:href="http://inuhoshi-to-darkpen.deviantart.com/art/Being-There-as-a-Mother-430159394?q=favby%3ACahandariella%2F61164104&amp;qo=30" text:style-name="Internet_20_link" text:visited-style-name="Visited_20_Internet_20_Link">-</text:a><text:a xlink:type="simple" xlink:href="http://inuhoshi-to-darkpen.deviantart.com/art/Being-There-as-a-Mother-430159394?q=favby%3ACahandariella%2F61164104&amp;qo=30" text:style-name="Internet_20_link" text:visited-style-name="Visited_20_Internet_20_Link">darkpen</text:a><text:a xlink:type="simple" xlink:href="http://inuhoshi-to-darkpen.deviantart.com/art/Being-There-as-a-Mother-430159394?q=favby%3ACahandariella%2F61164104&amp;qo=30" text:style-name="Internet_20_link" text:visited-style-name="Visited_20_Internet_20_Link">.</text:a><text:a xlink:type="simple" xlink:href="http://inuhoshi-to-darkpen.deviantart.com/art/Being-There-as-a-Mother-430159394?q=favby%3ACahandariella%2F61164104&amp;qo=30" text:style-name="Internet_20_link" text:visited-style-name="Visited_20_Internet_20_Link">deviantart</text:a><text:a xlink:type="simple" xlink:href="http://inuhoshi-to-darkpen.deviantart.com/art/Being-There-as-a-Mother-430159394?q=favby%3ACahandariella%2F61164104&amp;qo=30" text:style-name="Internet_20_link" text:visited-style-name="Visited_20_Internet_20_Link">.</text:a><text:a xlink:type="simple" xlink:href="http://inuhoshi-to-darkpen.deviantart.com/art/Being-There-as-a-Mother-430159394?q=favby%3ACahandariella%2F61164104&amp;qo=30" text:style-name="Internet_20_link" text:visited-style-name="Visited_20_Internet_20_Link">com</text:a><text:a xlink:type="simple" xlink:href="http://inuhoshi-to-darkpen.deviantart.com/art/Being-There-as-a-Mother-430159394?q=favby%3ACahandariella%2F61164104&amp;qo=30" text:style-name="Internet_20_link" text:visited-style-name="Visited_20_Internet_20_Link">/</text:a><text:a xlink:type="simple" xlink:href="http://inuhoshi-to-darkpen.deviantart.com/art/Being-There-as-a-Mother-430159394?q=favby%3ACahandariella%2F61164104&amp;qo=30" text:style-name="Internet_20_link" text:visited-style-name="Visited_20_Internet_20_Link">art</text:a><text:a xlink:type="simple" xlink:href="http://inuhoshi-to-darkpen.deviantart.com/art/Being-There-as-a-Mother-430159394?q=favby%3ACahandariella%2F61164104&amp;qo=30" text:style-name="Internet_20_link" text:visited-style-name="Visited_20_Internet_20_Link">/</text:a><text:a xlink:type="simple" xlink:href="http://inuhoshi-to-darkpen.deviantart.com/art/Being-There-as-a-Mother-430159394?q=favby%3ACahandariella%2F61164104&amp;qo=30" text:style-name="Internet_20_link" text:visited-style-name="Visited_20_Internet_20_Link">Being</text:a><text:a xlink:type="simple" xlink:href="http://inuhoshi-to-darkpen.deviantart.com/art/Being-There-as-a-Mother-430159394?q=favby%3ACahandariella%2F61164104&amp;qo=30" text:style-name="Internet_20_link" text:visited-style-name="Visited_20_Internet_20_Link">-</text:a><text:a xlink:type="simple" xlink:href="http://inuhoshi-to-darkpen.deviantart.com/art/Being-There-as-a-Mother-430159394?q=favby%3ACahandariella%2F61164104&amp;qo=30" text:style-name="Internet_20_link" text:visited-style-name="Visited_20_Internet_20_Link">There</text:a><text:a xlink:type="simple" xlink:href="http://inuhoshi-to-darkpen.deviantart.com/art/Being-There-as-a-Mother-430159394?q=favby%3ACahandariella%2F61164104&amp;qo=30" text:style-name="Internet_20_link" text:visited-style-name="Visited_20_Internet_20_Link">-</text:a><text:a xlink:type="simple" xlink:href="http://inuhoshi-to-darkpen.deviantart.com/art/Being-There-as-a-Mother-430159394?q=favby%3ACahandariella%2F61164104&amp;qo=30" text:style-name="Internet_20_link" text:visited-style-name="Visited_20_Internet_20_Link">as</text:a><text:a xlink:type="simple" xlink:href="http://inuhoshi-to-darkpen.deviantart.com/art/Being-There-as-a-Mother-430159394?q=favby%3ACahandariella%2F61164104&amp;qo=30" text:style-name="Internet_20_link" text:visited-style-name="Visited_20_Internet_20_Link">-</text:a><text:a xlink:type="simple" xlink:href="http://inuhoshi-to-darkpen.deviantart.com/art/Being-There-as-a-Mother-430159394?q=favby%3ACahandariella%2F61164104&amp;qo=30" text:style-name="Internet_20_link" text:visited-style-name="Visited_20_Internet_20_Link">a</text:a><text:a xlink:type="simple" xlink:href="http://inuhoshi-to-darkpen.deviantart.com/art/Being-There-as-a-Mother-430159394?q=favby%3ACahandariella%2F61164104&amp;qo=30" text:style-name="Internet_20_link" text:visited-style-name="Visited_20_Internet_20_Link">-</text:a><text:a xlink:type="simple" xlink:href="http://inuhoshi-to-darkpen.deviantart.com/art/Being-There-as-a-Mother-430159394?q=favby%3ACahandariella%2F61164104&amp;qo=30" text:style-name="Internet_20_link" text:visited-style-name="Visited_20_Internet_20_Link">Mother</text:a><text:a xlink:type="simple" xlink:href="http://inuhoshi-to-darkpen.deviantart.com/art/Being-There-as-a-Mother-430159394?q=favby%3ACahandariella%2F61164104&amp;qo=30" text:style-name="Internet_20_link" text:visited-style-name="Visited_20_Internet_20_Link">-430159394?</text:a><text:a xlink:type="simple" xlink:href="http://inuhoshi-to-darkpen.deviantart.com/art/Being-There-as-a-Mother-430159394?q=favby%3ACahandariella%2F61164104&amp;qo=30" text:style-name="Internet_20_link" text:visited-style-name="Visited_20_Internet_20_Link">q</text:a><text:a xlink:type="simple" xlink:href="http://inuhoshi-to-darkpen.deviantart.com/art/Being-There-as-a-Mother-430159394?q=favby%3ACahandariella%2F61164104&amp;qo=30" text:style-name="Internet_20_link" text:visited-style-name="Visited_20_Internet_20_Link">=</text:a><text:a xlink:type="simple" xlink:href="http://inuhoshi-to-darkpen.deviantart.com/art/Being-There-as-a-Mother-430159394?q=favby%3ACahandariella%2F61164104&amp;qo=30" text:style-name="Internet_20_link" text:visited-style-name="Visited_20_Internet_20_Link">favby</text:a><text:a xlink:type="simple" xlink:href="http://inuhoshi-to-darkpen.deviantart.com/art/Being-There-as-a-Mother-430159394?q=favby%3ACahandariella%2F61164104&amp;qo=30" text:style-name="Internet_20_link" text:visited-style-name="Visited_20_Internet_20_Link">%3</text:a><text:a xlink:type="simple" xlink:href="http://inuhoshi-to-darkpen.deviantart.com/art/Being-There-as-a-Mother-430159394?q=favby%3ACahandariella%2F61164104&amp;qo=30" text:style-name="Internet_20_link" text:visited-style-name="Visited_20_Internet_20_Link">ACahandariella</text:a><text:a xlink:type="simple" xlink:href="http://inuhoshi-to-darkpen.deviantart.com/art/Being-There-as-a-Mother-430159394?q=favby%3ACahandariella%2F61164104&amp;qo=30" text:style-name="Internet_20_link" text:visited-style-name="Visited_20_Internet_20_Link">%2</text:a><text:a xlink:type="simple" xlink:href="http://inuhoshi-to-darkpen.deviantart.com/art/Being-There-as-a-Mother-430159394?q=favby%3ACahandariella%2F61164104&amp;qo=30" text:style-name="Internet_20_link" text:visited-style-name="Visited_20_Internet_20_Link">F</text:a><text:a xlink:type="simple" xlink:href="http://inuhoshi-to-darkpen.deviantart.com/art/Being-There-as-a-Mother-430159394?q=favby%3ACahandariella%2F61164104&amp;qo=30" text:style-name="Internet_20_link" text:visited-style-name="Visited_20_Internet_20_Link">61164104&amp;</text:a><text:a xlink:type="simple" xlink:href="http://inuhoshi-to-darkpen.deviantart.com/art/Being-There-as-a-Mother-430159394?q=favby%3ACahandariella%2F61164104&amp;qo=30" text:style-name="Internet_20_link" text:visited-style-name="Visited_20_Internet_20_Link">qo</text:a><text:a xlink:type="simple" xlink:href="http://inuhoshi-to-darkpen.deviantart.com/art/Being-There-as-a-Mother-430159394?q=favby%3ACahandariella%2F61164104&amp;qo=30" text:style-name="Internet_20_link" text:visited-style-name="Visited_20_Internet_20_Link">=30</text:a></text:p>
      <text:p text:style-name="P2"><text:a xlink:type="simple" xlink:href="http://inuhoshi-to-darkpen.deviantart.com/art/Limits-of-Rainbow-409251588?q=favby%3ACahandariella%2F61164104&amp;qo=31" text:style-name="Internet_20_link" text:visited-style-name="Visited_20_Internet_20_Link">http</text:a><text:a xlink:type="simple" xlink:href="http://inuhoshi-to-darkpen.deviantart.com/art/Limits-of-Rainbow-409251588?q=favby%3ACahandariella%2F61164104&amp;qo=31" text:style-name="Internet_20_link" text:visited-style-name="Visited_20_Internet_20_Link">://</text:a><text:a xlink:type="simple" xlink:href="http://inuhoshi-to-darkpen.deviantart.com/art/Limits-of-Rainbow-409251588?q=favby%3ACahandariella%2F61164104&amp;qo=31" text:style-name="Internet_20_link" text:visited-style-name="Visited_20_Internet_20_Link">inuhoshi</text:a><text:a xlink:type="simple" xlink:href="http://inuhoshi-to-darkpen.deviantart.com/art/Limits-of-Rainbow-409251588?q=favby%3ACahandariella%2F61164104&amp;qo=31" text:style-name="Internet_20_link" text:visited-style-name="Visited_20_Internet_20_Link">-</text:a><text:a xlink:type="simple" xlink:href="http://inuhoshi-to-darkpen.deviantart.com/art/Limits-of-Rainbow-409251588?q=favby%3ACahandariella%2F61164104&amp;qo=31" text:style-name="Internet_20_link" text:visited-style-name="Visited_20_Internet_20_Link">to</text:a><text:a xlink:type="simple" xlink:href="http://inuhoshi-to-darkpen.deviantart.com/art/Limits-of-Rainbow-409251588?q=favby%3ACahandariella%2F61164104&amp;qo=31" text:style-name="Internet_20_link" text:visited-style-name="Visited_20_Internet_20_Link">-</text:a><text:a xlink:type="simple" xlink:href="http://inuhoshi-to-darkpen.deviantart.com/art/Limits-of-Rainbow-409251588?q=favby%3ACahandariella%2F61164104&amp;qo=31" text:style-name="Internet_20_link" text:visited-style-name="Visited_20_Internet_20_Link">darkpen</text:a><text:a xlink:type="simple" xlink:href="http://inuhoshi-to-darkpen.deviantart.com/art/Limits-of-Rainbow-409251588?q=favby%3ACahandariella%2F61164104&amp;qo=31" text:style-name="Internet_20_link" text:visited-style-name="Visited_20_Internet_20_Link">.</text:a><text:a xlink:type="simple" xlink:href="http://inuhoshi-to-darkpen.deviantart.com/art/Limits-of-Rainbow-409251588?q=favby%3ACahandariella%2F61164104&amp;qo=31" text:style-name="Internet_20_link" text:visited-style-name="Visited_20_Internet_20_Link">deviantart</text:a><text:a xlink:type="simple" xlink:href="http://inuhoshi-to-darkpen.deviantart.com/art/Limits-of-Rainbow-409251588?q=favby%3ACahandariella%2F61164104&amp;qo=31" text:style-name="Internet_20_link" text:visited-style-name="Visited_20_Internet_20_Link">.</text:a><text:a xlink:type="simple" xlink:href="http://inuhoshi-to-darkpen.deviantart.com/art/Limits-of-Rainbow-409251588?q=favby%3ACahandariella%2F61164104&amp;qo=31" text:style-name="Internet_20_link" text:visited-style-name="Visited_20_Internet_20_Link">com</text:a><text:a xlink:type="simple" xlink:href="http://inuhoshi-to-darkpen.deviantart.com/art/Limits-of-Rainbow-409251588?q=favby%3ACahandariella%2F61164104&amp;qo=31" text:style-name="Internet_20_link" text:visited-style-name="Visited_20_Internet_20_Link">/</text:a><text:a xlink:type="simple" xlink:href="http://inuhoshi-to-darkpen.deviantart.com/art/Limits-of-Rainbow-409251588?q=favby%3ACahandariella%2F61164104&amp;qo=31" text:style-name="Internet_20_link" text:visited-style-name="Visited_20_Internet_20_Link">art</text:a><text:a xlink:type="simple" xlink:href="http://inuhoshi-to-darkpen.deviantart.com/art/Limits-of-Rainbow-409251588?q=favby%3ACahandariella%2F61164104&amp;qo=31" text:style-name="Internet_20_link" text:visited-style-name="Visited_20_Internet_20_Link">/</text:a><text:a xlink:type="simple" xlink:href="http://inuhoshi-to-darkpen.deviantart.com/art/Limits-of-Rainbow-409251588?q=favby%3ACahandariella%2F61164104&amp;qo=31" text:style-name="Internet_20_link" text:visited-style-name="Visited_20_Internet_20_Link">Limits</text:a><text:a xlink:type="simple" xlink:href="http://inuhoshi-to-darkpen.deviantart.com/art/Limits-of-Rainbow-409251588?q=favby%3ACahandariella%2F61164104&amp;qo=31" text:style-name="Internet_20_link" text:visited-style-name="Visited_20_Internet_20_Link">-</text:a><text:a xlink:type="simple" xlink:href="http://inuhoshi-to-darkpen.deviantart.com/art/Limits-of-Rainbow-409251588?q=favby%3ACahandariella%2F61164104&amp;qo=31" text:style-name="Internet_20_link" text:visited-style-name="Visited_20_Internet_20_Link">of</text:a><text:a xlink:type="simple" xlink:href="http://inuhoshi-to-darkpen.deviantart.com/art/Limits-of-Rainbow-409251588?q=favby%3ACahandariella%2F61164104&amp;qo=31" text:style-name="Internet_20_link" text:visited-style-name="Visited_20_Internet_20_Link">-</text:a><text:a xlink:type="simple" xlink:href="http://inuhoshi-to-darkpen.deviantart.com/art/Limits-of-Rainbow-409251588?q=favby%3ACahandariella%2F61164104&amp;qo=31" text:style-name="Internet_20_link" text:visited-style-name="Visited_20_Internet_20_Link">Rainbow</text:a><text:a xlink:type="simple" xlink:href="http://inuhoshi-to-darkpen.deviantart.com/art/Limits-of-Rainbow-409251588?q=favby%3ACahandariella%2F61164104&amp;qo=31" text:style-name="Internet_20_link" text:visited-style-name="Visited_20_Internet_20_Link">-409251588?</text:a><text:a xlink:type="simple" xlink:href="http://inuhoshi-to-darkpen.deviantart.com/art/Limits-of-Rainbow-409251588?q=favby%3ACahandariella%2F61164104&amp;qo=31" text:style-name="Internet_20_link" text:visited-style-name="Visited_20_Internet_20_Link">q</text:a><text:a xlink:type="simple" xlink:href="http://inuhoshi-to-darkpen.deviantart.com/art/Limits-of-Rainbow-409251588?q=favby%3ACahandariella%2F61164104&amp;qo=31" text:style-name="Internet_20_link" text:visited-style-name="Visited_20_Internet_20_Link">=</text:a><text:a xlink:type="simple" xlink:href="http://inuhoshi-to-darkpen.deviantart.com/art/Limits-of-Rainbow-409251588?q=favby%3ACahandariella%2F61164104&amp;qo=31" text:style-name="Internet_20_link" text:visited-style-name="Visited_20_Internet_20_Link">favby</text:a><text:a xlink:type="simple" xlink:href="http://inuhoshi-to-darkpen.deviantart.com/art/Limits-of-Rainbow-409251588?q=favby%3ACahandariella%2F61164104&amp;qo=31" text:style-name="Internet_20_link" text:visited-style-name="Visited_20_Internet_20_Link">%3</text:a><text:a xlink:type="simple" xlink:href="http://inuhoshi-to-darkpen.deviantart.com/art/Limits-of-Rainbow-409251588?q=favby%3ACahandariella%2F61164104&amp;qo=31" text:style-name="Internet_20_link" text:visited-style-name="Visited_20_Internet_20_Link">ACahandariella</text:a><text:a xlink:type="simple" xlink:href="http://inuhoshi-to-darkpen.deviantart.com/art/Limits-of-Rainbow-409251588?q=favby%3ACahandariella%2F61164104&amp;qo=31" text:style-name="Internet_20_link" text:visited-style-name="Visited_20_Internet_20_Link">%2</text:a><text:a xlink:type="simple" xlink:href="http://inuhoshi-to-darkpen.deviantart.com/art/Limits-of-Rainbow-409251588?q=favby%3ACahandariella%2F61164104&amp;qo=31" text:style-name="Internet_20_link" text:visited-style-name="Visited_20_Internet_20_Link">F</text:a><text:a xlink:type="simple" xlink:href="http://inuhoshi-to-darkpen.deviantart.com/art/Limits-of-Rainbow-409251588?q=favby%3ACahandariella%2F61164104&amp;qo=31" text:style-name="Internet_20_link" text:visited-style-name="Visited_20_Internet_20_Link">61164104&amp;</text:a><text:a xlink:type="simple" xlink:href="http://inuhoshi-to-darkpen.deviantart.com/art/Limits-of-Rainbow-409251588?q=favby%3ACahandariella%2F61164104&amp;qo=31" text:style-name="Internet_20_link" text:visited-style-name="Visited_20_Internet_20_Link">qo</text:a><text:a xlink:type="simple" xlink:href="http://inuhoshi-to-darkpen.deviantart.com/art/Limits-of-Rainbow-409251588?q=favby%3ACahandariella%2F61164104&amp;qo=31" text:style-name="Internet_20_link" text:visited-style-name="Visited_20_Internet_20_Link">=31</text:a></text:p>
      <text:p text:style-name="P2"><text:a xlink:type="simple" xlink:href="http://inuhoshi-to-darkpen.deviantart.com/art/Face-to-Face-with-the-Queen-420401456?q=favby%3ACahandariella%2F61164104&amp;qo=29" text:style-name="Internet_20_link" text:visited-style-name="Visited_20_Internet_20_Link">http</text:a><text:a xlink:type="simple" xlink:href="http://inuhoshi-to-darkpen.deviantart.com/art/Face-to-Face-with-the-Queen-420401456?q=favby%3ACahandariella%2F61164104&amp;qo=29" text:style-name="Internet_20_link" text:visited-style-name="Visited_20_Internet_20_Link">://</text:a><text:a xlink:type="simple" xlink:href="http://inuhoshi-to-darkpen.deviantart.com/art/Face-to-Face-with-the-Queen-420401456?q=favby%3ACahandariella%2F61164104&amp;qo=29" text:style-name="Internet_20_link" text:visited-style-name="Visited_20_Internet_20_Link">inuhoshi</text:a><text:a xlink:type="simple" xlink:href="http://inuhoshi-to-darkpen.deviantart.com/art/Face-to-Face-with-the-Queen-420401456?q=favby%3ACahandariella%2F61164104&amp;qo=29" text:style-name="Internet_20_link" text:visited-style-name="Visited_20_Internet_20_Link">-</text:a><text:a xlink:type="simple" xlink:href="http://inuhoshi-to-darkpen.deviantart.com/art/Face-to-Face-with-the-Queen-420401456?q=favby%3ACahandariella%2F61164104&amp;qo=29" text:style-name="Internet_20_link" text:visited-style-name="Visited_20_Internet_20_Link">to</text:a><text:a xlink:type="simple" xlink:href="http://inuhoshi-to-darkpen.deviantart.com/art/Face-to-Face-with-the-Queen-420401456?q=favby%3ACahandariella%2F61164104&amp;qo=29" text:style-name="Internet_20_link" text:visited-style-name="Visited_20_Internet_20_Link">-</text:a><text:a xlink:type="simple" xlink:href="http://inuhoshi-to-darkpen.deviantart.com/art/Face-to-Face-with-the-Queen-420401456?q=favby%3ACahandariella%2F61164104&amp;qo=29" text:style-name="Internet_20_link" text:visited-style-name="Visited_20_Internet_20_Link">darkpen</text:a><text:a xlink:type="simple" xlink:href="http://inuhoshi-to-darkpen.deviantart.com/art/Face-to-Face-with-the-Queen-420401456?q=favby%3ACahandariella%2F61164104&amp;qo=29" text:style-name="Internet_20_link" text:visited-style-name="Visited_20_Internet_20_Link">.</text:a><text:a xlink:type="simple" xlink:href="http://inuhoshi-to-darkpen.deviantart.com/art/Face-to-Face-with-the-Queen-420401456?q=favby%3ACahandariella%2F61164104&amp;qo=29" text:style-name="Internet_20_link" text:visited-style-name="Visited_20_Internet_20_Link">deviantart</text:a><text:a xlink:type="simple" xlink:href="http://inuhoshi-to-darkpen.deviantart.com/art/Face-to-Face-with-the-Queen-420401456?q=favby%3ACahandariella%2F61164104&amp;qo=29" text:style-name="Internet_20_link" text:visited-style-name="Visited_20_Internet_20_Link">.</text:a><text:a xlink:type="simple" xlink:href="http://inuhoshi-to-darkpen.deviantart.com/art/Face-to-Face-with-the-Queen-420401456?q=favby%3ACahandariella%2F61164104&amp;qo=29" text:style-name="Internet_20_link" text:visited-style-name="Visited_20_Internet_20_Link">com</text:a><text:a xlink:type="simple" xlink:href="http://inuhoshi-to-darkpen.deviantart.com/art/Face-to-Face-with-the-Queen-420401456?q=favby%3ACahandariella%2F61164104&amp;qo=29" text:style-name="Internet_20_link" text:visited-style-name="Visited_20_Internet_20_Link">/</text:a><text:a xlink:type="simple" xlink:href="http://inuhoshi-to-darkpen.deviantart.com/art/Face-to-Face-with-the-Queen-420401456?q=favby%3ACahandariella%2F61164104&amp;qo=29" text:style-name="Internet_20_link" text:visited-style-name="Visited_20_Internet_20_Link">art</text:a><text:a xlink:type="simple" xlink:href="http://inuhoshi-to-darkpen.deviantart.com/art/Face-to-Face-with-the-Queen-420401456?q=favby%3ACahandariella%2F61164104&amp;qo=29" text:style-name="Internet_20_link" text:visited-style-name="Visited_20_Internet_20_Link">/</text:a><text:a xlink:type="simple" xlink:href="http://inuhoshi-to-darkpen.deviantart.com/art/Face-to-Face-with-the-Queen-420401456?q=favby%3ACahandariella%2F61164104&amp;qo=29" text:style-name="Internet_20_link" text:visited-style-name="Visited_20_Internet_20_Link">Face</text:a><text:a xlink:type="simple" xlink:href="http://inuhoshi-to-darkpen.deviantart.com/art/Face-to-Face-with-the-Queen-420401456?q=favby%3ACahandariella%2F61164104&amp;qo=29" text:style-name="Internet_20_link" text:visited-style-name="Visited_20_Internet_20_Link">-</text:a><text:a xlink:type="simple" xlink:href="http://inuhoshi-to-darkpen.deviantart.com/art/Face-to-Face-with-the-Queen-420401456?q=favby%3ACahandariella%2F61164104&amp;qo=29" text:style-name="Internet_20_link" text:visited-style-name="Visited_20_Internet_20_Link">to</text:a><text:a xlink:type="simple" xlink:href="http://inuhoshi-to-darkpen.deviantart.com/art/Face-to-Face-with-the-Queen-420401456?q=favby%3ACahandariella%2F61164104&amp;qo=29" text:style-name="Internet_20_link" text:visited-style-name="Visited_20_Internet_20_Link">-</text:a><text:a xlink:type="simple" xlink:href="http://inuhoshi-to-darkpen.deviantart.com/art/Face-to-Face-with-the-Queen-420401456?q=favby%3ACahandariella%2F61164104&amp;qo=29" text:style-name="Internet_20_link" text:visited-style-name="Visited_20_Internet_20_Link">Face</text:a><text:a xlink:type="simple" xlink:href="http://inuhoshi-to-darkpen.deviantart.com/art/Face-to-Face-with-the-Queen-420401456?q=favby%3ACahandariella%2F61164104&amp;qo=29" text:style-name="Internet_20_link" text:visited-style-name="Visited_20_Internet_20_Link">-</text:a><text:a xlink:type="simple" xlink:href="http://inuhoshi-to-darkpen.deviantart.com/art/Face-to-Face-with-the-Queen-420401456?q=favby%3ACahandariella%2F61164104&amp;qo=29" text:style-name="Internet_20_link" text:visited-style-name="Visited_20_Internet_20_Link">with</text:a><text:a xlink:type="simple" xlink:href="http://inuhoshi-to-darkpen.deviantart.com/art/Face-to-Face-with-the-Queen-420401456?q=favby%3ACahandariella%2F61164104&amp;qo=29" text:style-name="Internet_20_link" text:visited-style-name="Visited_20_Internet_20_Link">-</text:a><text:a xlink:type="simple" xlink:href="http://inuhoshi-to-darkpen.deviantart.com/art/Face-to-Face-with-the-Queen-420401456?q=favby%3ACahandariella%2F61164104&amp;qo=29" text:style-name="Internet_20_link" text:visited-style-name="Visited_20_Internet_20_Link">the</text:a><text:a xlink:type="simple" xlink:href="http://inuhoshi-to-darkpen.deviantart.com/art/Face-to-Face-with-the-Queen-420401456?q=favby%3ACahandariella%2F61164104&amp;qo=29" text:style-name="Internet_20_link" text:visited-style-name="Visited_20_Internet_20_Link">-</text:a><text:a xlink:type="simple" xlink:href="http://inuhoshi-to-darkpen.deviantart.com/art/Face-to-Face-with-the-Queen-420401456?q=favby%3ACahandariella%2F61164104&amp;qo=29" text:style-name="Internet_20_link" text:visited-style-name="Visited_20_Internet_20_Link">Queen</text:a><text:a xlink:type="simple" xlink:href="http://inuhoshi-to-darkpen.deviantart.com/art/Face-to-Face-with-the-Queen-420401456?q=favby%3ACahandariella%2F61164104&amp;qo=29" text:style-name="Internet_20_link" text:visited-style-name="Visited_20_Internet_20_Link">-420401456?</text:a><text:a xlink:type="simple" xlink:href="http://inuhoshi-to-darkpen.deviantart.com/art/Face-to-Face-with-the-Queen-420401456?q=favby%3ACahandariella%2F61164104&amp;qo=29" text:style-name="Internet_20_link" text:visited-style-name="Visited_20_Internet_20_Link">q</text:a><text:a xlink:type="simple" xlink:href="http://inuhoshi-to-darkpen.deviantart.com/art/Face-to-Face-with-the-Queen-420401456?q=favby%3ACahandariella%2F61164104&amp;qo=29" text:style-name="Internet_20_link" text:visited-style-name="Visited_20_Internet_20_Link">=</text:a><text:a xlink:type="simple" xlink:href="http://inuhoshi-to-darkpen.deviantart.com/art/Face-to-Face-with-the-Queen-420401456?q=favby%3ACahandariella%2F61164104&amp;qo=29" text:style-name="Internet_20_link" text:visited-style-name="Visited_20_Internet_20_Link">favby</text:a><text:a xlink:type="simple" xlink:href="http://inuhoshi-to-darkpen.deviantart.com/art/Face-to-Face-with-the-Queen-420401456?q=favby%3ACahandariella%2F61164104&amp;qo=29" text:style-name="Internet_20_link" text:visited-style-name="Visited_20_Internet_20_Link">%3</text:a><text:a xlink:type="simple" xlink:href="http://inuhoshi-to-darkpen.deviantart.com/art/Face-to-Face-with-the-Queen-420401456?q=favby%3ACahandariella%2F61164104&amp;qo=29" text:style-name="Internet_20_link" text:visited-style-name="Visited_20_Internet_20_Link">ACahandariella</text:a><text:a xlink:type="simple" xlink:href="http://inuhoshi-to-darkpen.deviantart.com/art/Face-to-Face-with-the-Queen-420401456?q=favby%3ACahandariella%2F61164104&amp;qo=29" text:style-name="Internet_20_link" text:visited-style-name="Visited_20_Internet_20_Link">%2</text:a><text:a xlink:type="simple" xlink:href="http://inuhoshi-to-darkpen.deviantart.com/art/Face-to-Face-with-the-Queen-420401456?q=favby%3ACahandariella%2F61164104&amp;qo=29" text:style-name="Internet_20_link" text:visited-style-name="Visited_20_Internet_20_Link">F</text:a><text:a xlink:type="simple" xlink:href="http://inuhoshi-to-darkpen.deviantart.com/art/Face-to-Face-with-the-Queen-420401456?q=favby%3ACahandariella%2F61164104&amp;qo=29" text:style-name="Internet_20_link" text:visited-style-name="Visited_20_Internet_20_Link">61164104&amp;</text:a><text:a xlink:type="simple" xlink:href="http://inuhoshi-to-darkpen.deviantart.com/art/Face-to-Face-with-the-Queen-420401456?q=favby%3ACahandariella%2F61164104&amp;qo=29" text:style-name="Internet_20_link" text:visited-style-name="Visited_20_Internet_20_Link">qo</text:a><text:a xlink:type="simple" xlink:href="http://inuhoshi-to-darkpen.deviantart.com/art/Face-to-Face-with-the-Queen-420401456?q=favby%3ACahandariella%2F61164104&amp;qo=29" text:style-name="Internet_20_link" text:visited-style-name="Visited_20_Internet_20_Link">=29</text:a></text:p>
      <text:p text:style-name="P2"><text:a xlink:type="simple" xlink:href="http://cahandariella.deviantart.com/art/Royal-Loop-De-Hooping-528349578" text:style-name="Internet_20_link" text:visited-style-name="Visited_20_Internet_20_Link">http</text:a><text:a xlink:type="simple" xlink:href="http://cahandariella.deviantart.com/art/Royal-Loop-De-Hooping-528349578" text:style-name="Internet_20_link" text:visited-style-name="Visited_20_Internet_20_Link">://</text:a><text:a xlink:type="simple" xlink:href="http://cahandariella.deviantart.com/art/Royal-Loop-De-Hooping-528349578" text:style-name="Internet_20_link" text:visited-style-name="Visited_20_Internet_20_Link">cahandariella</text:a><text:a xlink:type="simple" xlink:href="http://cahandariella.deviantart.com/art/Royal-Loop-De-Hooping-528349578" text:style-name="Internet_20_link" text:visited-style-name="Visited_20_Internet_20_Link">.</text:a><text:a xlink:type="simple" xlink:href="http://cahandariella.deviantart.com/art/Royal-Loop-De-Hooping-528349578" text:style-name="Internet_20_link" text:visited-style-name="Visited_20_Internet_20_Link">deviantart</text:a><text:a xlink:type="simple" xlink:href="http://cahandariella.deviantart.com/art/Royal-Loop-De-Hooping-528349578" text:style-name="Internet_20_link" text:visited-style-name="Visited_20_Internet_20_Link">.</text:a><text:a xlink:type="simple" xlink:href="http://cahandariella.deviantart.com/art/Royal-Loop-De-Hooping-528349578" text:style-name="Internet_20_link" text:visited-style-name="Visited_20_Internet_20_Link">com</text:a><text:a xlink:type="simple" xlink:href="http://cahandariella.deviantart.com/art/Royal-Loop-De-Hooping-528349578" text:style-name="Internet_20_link" text:visited-style-name="Visited_20_Internet_20_Link">/</text:a><text:a xlink:type="simple" xlink:href="http://cahandariella.deviantart.com/art/Royal-Loop-De-Hooping-528349578" text:style-name="Internet_20_link" text:visited-style-name="Visited_20_Internet_20_Link">art</text:a><text:a xlink:type="simple" xlink:href="http://cahandariella.deviantart.com/art/Royal-Loop-De-Hooping-528349578" text:style-name="Internet_20_link" text:visited-style-name="Visited_20_Internet_20_Link">/</text:a><text:a xlink:type="simple" xlink:href="http://cahandariella.deviantart.com/art/Royal-Loop-De-Hooping-528349578" text:style-name="Internet_20_link" text:visited-style-name="Visited_20_Internet_20_Link">Royal</text:a><text:a xlink:type="simple" xlink:href="http://cahandariella.deviantart.com/art/Royal-Loop-De-Hooping-528349578" text:style-name="Internet_20_link" text:visited-style-name="Visited_20_Internet_20_Link">-</text:a><text:a xlink:type="simple" xlink:href="http://cahandariella.deviantart.com/art/Royal-Loop-De-Hooping-528349578" text:style-name="Internet_20_link" text:visited-style-name="Visited_20_Internet_20_Link">Loop</text:a><text:a xlink:type="simple" xlink:href="http://cahandariella.deviantart.com/art/Royal-Loop-De-Hooping-528349578" text:style-name="Internet_20_link" text:visited-style-name="Visited_20_Internet_20_Link">-</text:a><text:a xlink:type="simple" xlink:href="http://cahandariella.deviantart.com/art/Royal-Loop-De-Hooping-528349578" text:style-name="Internet_20_link" text:visited-style-name="Visited_20_Internet_20_Link">De</text:a><text:a xlink:type="simple" xlink:href="http://cahandariella.deviantart.com/art/Royal-Loop-De-Hooping-528349578" text:style-name="Internet_20_link" text:visited-style-name="Visited_20_Internet_20_Link">-</text:a><text:a xlink:type="simple" xlink:href="http://cahandariella.deviantart.com/art/Royal-Loop-De-Hooping-528349578" text:style-name="Internet_20_link" text:visited-style-name="Visited_20_Internet_20_Link">Hooping</text:a><text:a xlink:type="simple" xlink:href="http://cahandariella.deviantart.com/art/Royal-Loop-De-Hooping-528349578" text:style-name="Internet_20_link" text:visited-style-name="Visited_20_Internet_20_Link">-528349578</text: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2.2$Windows_x86 LibreOffice_project/edfb5295ba211bd31ad47d0bad0118690f76407d</meta:generator>
    <dc:title/>
    <meta:initial-creator/>
    <meta:editing-cycles>2</meta:editing-cycles>
    <dc:date>2015-05-15T02:44:22.203000000</dc:date>
    <meta:editing-duration>PT55M4S</meta:editing-duration>
    <meta:document-statistic meta:table-count="0" meta:image-count="0" meta:object-count="0" meta:page-count="4" meta:paragraph-count="32" meta:word-count="1489" meta:character-count="10172" meta:non-whitespace-character-count="8709"/>
  </office:meta>
</office:document-meta>
</file>